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ff0000" style:font-name="Liberation Serif" fo:font-size="11pt" fo:language="ru" fo:country="RU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1pt" fo:language="ru" fo:country="RU" style:font-size-asian="11pt" style:font-size-complex="11pt"/>
    </style:style>
    <style:style style:name="P4" style:family="paragraph" style:parent-style-name="Standard" style:list-style-name="L1">
      <style:text-properties style:font-name="Liberation Serif" fo:font-size="11pt" fo:language="ru" fo:country="RU" style:font-size-asian="11pt" style:font-size-complex="11pt"/>
    </style:style>
    <style:style style:name="P5" style:family="paragraph" style:parent-style-name="Standard" style:list-style-name="L1">
      <style:text-properties style:font-name="Liberation Serif" fo:font-size="11pt" fo:language="ru" fo:country="RU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 style:list-style-name="L1">
      <style:text-properties style:font-name="Liberation Serif" fo:font-size="11pt" fo:language="ru" fo:country="RU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style:font-name="Liberation Serif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Liberation Serif" fo:font-size="11pt" fo:language="ru" fo:country="RU" style:text-underline-style="none" style:font-size-asian="11pt" style:font-size-complex="11pt"/>
    </style:style>
    <style:style style:name="P9" style:family="paragraph" style:parent-style-name="Standard" style:list-style-name="L1">
      <style:text-properties style:font-name="Liberation Serif" fo:font-size="11pt" fo:language="ru" fo:country="RU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0" style:family="paragraph" style:parent-style-name="Standard" style:list-style-name="L1">
      <style:text-properties style:font-name="Liberation Serif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" style:family="paragraph" style:parent-style-name="Standard" style:list-style-name="L1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L1">
      <style:text-properties style:font-name="Liberation Serif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Билет 11</text:p>
      <text:p text:style-name="P2">Химические свойства кислотных и амфотерных оксидов.</text:p>
      <text:p text:style-name="P2"/>
      <text:p text:style-name="P3"><text:span text:style-name="T1">Оксиды</text:span> — сложные вещества, состоящие из атомов кислорода и некоторого химического элемента.</text:p>
      <text:p text:style-name="P3"><text:span text:style-name="T1">Оксиды</text:span> — бинарные соединения, в составе которых присутствует кислород с СТОК -2.</text:p>
      <text:list xml:id="list2618462005" text:style-name="L1">
        <text:list-item>
          <text:p text:style-name="P11">Кислотные оксиды</text:p>
          <text:list>
            <text:list-item>
              <text:p text:style-name="P4"><draw:frame draw:style-name="fr1" draw:name="Объект19" text:anchor-type="as-char" svg:width="4.944cm" svg:height="0.71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"><draw:frame draw:style-name="fr1" draw:name="Объект20" text:anchor-type="as-char" svg:width="4.81cm" svg:height="2.187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21" text:anchor-type="as-char" svg:width="4.606cm" svg:height="0.71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  <text:p text:style-name="P4"><draw:frame draw:style-name="fr1" draw:name="Объект22" text:anchor-type="as-char" svg:width="4.145cm" svg:height="0.529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1" text:anchor-type="as-char" svg:width="5.126cm" svg:height="0.714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  <text:p text:style-name="P4"><draw:frame draw:style-name="fr1" draw:name="Объект2" text:anchor-type="as-char" svg:width="4.771cm" svg:height="0.531cm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23" text:anchor-type="as-char" svg:width="3.785cm" svg:height="0.71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  <text:p text:style-name="P4"><draw:frame draw:style-name="fr1" draw:name="Объект24" text:anchor-type="as-char" svg:width="6.629cm" svg:height="1.141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4"><draw:frame draw:style-name="fr1" draw:name="Объект3" text:anchor-type="as-char" svg:width="3.267cm" svg:height="0.714cm" draw:z-index="1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  <text:p text:style-name="P4">Менее летучие кислотные оксиды способны вытеснить более летучие оксиды из солей при сплавлении.</text:p>
              <text:list>
                <text:list-header>
                  <text:p text:style-name="P1">Важная информация!!</text:p>
                </text:list-header>
              </text:list>
            </text:list-item>
          </text:list>
          <text:p text:style-name="P12"><text:tab/><text:tab/><text:span text:style-name="T1">Малолетучие кислотные оксиды - </text:span><text:span text:style-name="T1"><draw:frame draw:style-name="fr1" draw:name="Объект25" text:anchor-type="as-char" svg:width="2.177cm" svg:height="0.529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Летучие кислотные оксиды газы - <draw:frame draw:style-name="fr1" draw:name="Объект26" text:anchor-type="as-char" svg:width="1.85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            </text:list-header>
                      </text:list>
                    </text:list-item>
                  </text:list>
                </text:list-item>
              </text:list>
              <text:p text:style-name="P4"><draw:frame draw:style-name="fr1" draw:name="Объект27" text:anchor-type="as-char" svg:width="7.377cm" svg:height="1.332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  <text:p text:style-name="P6"/>
            </text:list-item>
          </text:list>
        </text:list-item>
        <text:list-item>
          <text:p text:style-name="P6">Амфотерные оксиды</text:p>
          <text:list>
            <text:list-item>
              <text:p text:style-name="P4"><draw:frame draw:style-name="fr1" draw:name="Объект8" text:anchor-type="as-char" svg:width="6.182cm" svg:height="0.714cm" draw:z-index="13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4"><draw:frame draw:style-name="fr2" draw:name="Объект7" text:anchor-type="as-char" svg:y="-0.363cm" svg:width="4.768cm" svg:height="0.531cm" draw:z-index="12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4"><draw:frame draw:style-name="fr1" draw:name="Объект9" text:anchor-type="as-char" svg:width="4.292cm" svg:height="0.714cm" draw:z-index="15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4"><draw:frame draw:style-name="fr1" draw:name="Объект31" text:anchor-type="as-char" svg:width="4.771cm" svg:height="0.531cm" draw:z-index="14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  <text:list-item>
              <text:p text:style-name="P7"><draw:frame draw:style-name="fr1" draw:name="Объект6" text:anchor-type="as-char" svg:width="4.083cm" svg:height="0.714cm" draw:z-index="17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8"><draw:frame draw:style-name="fr1" draw:name="Объект4" text:anchor-type="as-char" svg:width="6.301cm" svg:height="1.332cm" draw:z-index="16"><draw:object xlink:href="./Object 12" xlink:type="simple" xlink:show="embed" xlink:actuate="onLoad"/><draw:image xlink:href="./ObjectReplacements/Object 12" xlink:type="simple" xlink:show="embed" xlink:actuate="onLoad"/></draw:frame></text:p>
            </text:list-item>
            <text:list-item>
              <text:p text:style-name="P9"><draw:frame draw:style-name="fr1" draw:name="Объект11" text:anchor-type="as-char" svg:width="4.318cm" svg:height="0.714cm" draw:z-index="19"><draw:object xlink:href="./Object 23" xlink:type="simple" xlink:show="embed" xlink:actuate="onLoad"/><draw:image xlink:href="./ObjectReplacements/Object 23" xlink:type="simple" xlink:show="embed" xlink:actuate="onLoad"/></draw:frame></text:p>
              <text:p text:style-name="P10"><draw:frame draw:style-name="fr1" draw:name="Объект10" text:anchor-type="as-char" svg:width="5.329cm" svg:height="0.529cm" draw:z-index="18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  <text:list-item>
              <text:p text:style-name="P10"><draw:frame draw:style-name="fr1" draw:name="Объект5" text:anchor-type="as-char" svg:width="3.565cm" svg:height="0.714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  <text:p text:style-name="P4">Если в составе соли есть активный Ме, то роль нелетучего кислотного оксида может играть амфотерный оксид.</text:p>
              <text:p text:style-name="P10"><draw:frame draw:style-name="fr1" draw:name="Объект28" text:anchor-type="as-char" svg:width="5.967cm" svg:height="1.164cm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52:21.04</meta:creation-date>
    <dc:date>2018-12-18T20:16:55.495371305</dc:date>
    <meta:editing-duration>PT6H24M6S</meta:editing-duration>
    <meta:editing-cycles>4</meta:editing-cycles>
    <meta:generator>LibreOffice/6.0.6.2$Linux_X86_64 LibreOffice_project/00m0$Build-2</meta:generator>
    <meta:document-statistic meta:table-count="0" meta:image-count="0" meta:object-count="22" meta:page-count="1" meta:paragraph-count="31" meta:word-count="86" meta:character-count="572" meta:non-whitespace-character-count="503"/>
  </office:meta>
</office:document-meta>
</file>

<file path=Object 1/content.xml><?xml version="1.0" encoding="utf-8"?>
<math xmlns="http://www.w3.org/1998/Math/MathML">
  <semantics>
    <mrow>
      <msub>
        <mi mathvariant="italic">Al</mi>
        <mn>2</mn>
      </msub>
      <mrow>
        <msub>
          <mi>O</mi>
          <mn>3</mn>
        </msub>
        <mo stretchy="false">+</mo>
        <msub>
          <mi mathvariant="italic">Na</mi>
          <mn>2</mn>
        </msub>
      </mrow>
      <mi>O</mi>
      <mo stretchy="false">→</mo>
      <mn>2</mn>
      <msub>
        <mi mathvariant="italic">NaAlO</mi>
        <mn>2</mn>
      </msub>
    </mrow>
    <annotation encoding="StarMath 5.0">Al_2 O_3 +Na_2 O rightarrow  2 NaAlO_2
 </annotation>
  </semantics>
</math>
</file>

<file path=Object 10/content.xml><?xml version="1.0" encoding="utf-8"?>
<math xmlns="http://www.w3.org/1998/Math/MathML">
  <semantics>
    <mtable>
      <mtr>
        <mtd>
          <mrow>
            <mrow>
              <msub>
                <mi mathvariant="italic">CaCO</mi>
                <mn>3</mn>
              </msub>
              <mo stretchy="false">+</mo>
              <msub>
                <mi mathvariant="italic">SiO</mi>
                <mn>2</mn>
              </msub>
            </mrow>
            <mover>
              <mo stretchy="false">→</mo>
              <mi mathvariant="italic">сплавл.</mi>
            </mover>
            <mrow>
              <msub>
                <mi mathvariant="italic">CO</mi>
                <mn>2</mn>
              </msub>
              <mo stretchy="false">+</mo>
              <msub>
                <mi mathvariant="italic">CaSiO</mi>
                <mn>3</mn>
              </msub>
            </mrow>
          </mrow>
        </mtd>
      </mtr>
      <mtr>
        <mtd>
          <mrow>
            <mn>3</mn>
            <mrow>
              <msub>
                <mi mathvariant="italic">MgSO</mi>
                <mn>3</mn>
              </msub>
              <mo stretchy="false">+</mo>
              <mn>2</mn>
            </mrow>
            <msub>
              <mi>P</mi>
              <mn>2</mn>
            </msub>
            <msub>
              <mi>O</mi>
              <mn>5</mn>
            </msub>
            <mover>
              <mo stretchy="false">→</mo>
              <mi mathvariant="italic">сплавл.</mi>
            </mover>
            <mn>3</mn>
            <mrow>
              <msub>
                <mi mathvariant="italic">SO</mi>
                <mn>3</mn>
              </msub>
              <mo stretchy="false">+</mo>
              <msub>
                <mi mathvariant="italic">Mg</mi>
                <mn>3</mn>
              </msub>
            </mrow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</mrow>
        </mtd>
      </mtr>
    </mtable>
    <annotation encoding="StarMath 5.0">CaCO_3 + SiO_2 rightarrow  csup{сплавл.} CO_2 +CaSiO_3 NEWLINE
3 MgSO_3 + 2 P_2 O_5 rightarrow  csup{сплавл.} 3 SO_3 + Mg_3 (PO_4)_2</annotation>
  </semantics>
</math>
</file>

<file path=Object 11/content.xml><?xml version="1.0" encoding="utf-8"?>
<math xmlns="http://www.w3.org/1998/Math/MathML">
  <semantics>
    <mrow>
      <mrow>
        <msub>
          <mi mathvariant="italic">CaCO</mi>
          <mn>3</mn>
        </msub>
        <mo stretchy="false">+</mo>
        <munder>
          <mi mathvariant="italic">PbO</mi>
          <mtable>
            <mtr>
              <mtd>
                <mi mathvariant="italic">амф.</mi>
              </mtd>
            </mtr>
            <mtr>
              <mtd>
                <mrow>
                  <mi/>
                  <mo stretchy="false">=</mo>
                  <mi mathvariant="italic">кисл.</mi>
                </mrow>
              </mtd>
            </mtr>
          </mtable>
        </munder>
      </mrow>
      <mover>
        <mo stretchy="false">→</mo>
        <mi mathvariant="italic">сплавл.</mi>
      </mover>
      <mrow>
        <msub>
          <mi mathvariant="italic">CaPbO</mi>
          <mn>2</mn>
        </msub>
        <mo stretchy="false">+</mo>
        <msub>
          <mi mathvariant="italic">CO</mi>
          <mn>2</mn>
        </msub>
      </mrow>
    </mrow>
    <annotation encoding="StarMath 5.0">CaCO_3 +PbO csub{binom{амф.}{`=кисл.} }  rightarrow  csup{сплавл.} CaPbO_2 +CO_2 </annotation>
  </semantics>
</math>
</file>

<file path=Object 12/content.xml><?xml version="1.0" encoding="utf-8"?>
<math xmlns="http://www.w3.org/1998/Math/MathML">
  <semantics>
    <mrow>
      <msub>
        <mi mathvariant="italic">Al</mi>
        <mn>2</mn>
      </msub>
      <mrow>
        <msub>
          <mi>O</mi>
          <mn>3</mn>
        </msub>
        <mo stretchy="false">+</mo>
        <mi mathvariant="italic">NaOH</mi>
      </mrow>
      <mtable>
        <mtr>
          <mtd>
            <mrow>
              <mover>
                <mo stretchy="false">→</mo>
                <mi mathvariant="italic">спл</mi>
              </mover>
              <mn>2</mn>
              <mrow>
                <msub>
                  <mi mathvariant="italic">NaAlO</mi>
                  <mn>2</mn>
                </msub>
                <mo stretchy="false">+</mo>
                <msub>
                  <mi>H</mi>
                  <mn>2</mn>
                </msub>
              </mrow>
              <mi>O</mi>
            </mrow>
          </mtd>
        </mtr>
        <mtr>
          <mtd>
            <mrow>
              <mover>
                <mo stretchy="false">→</mo>
                <mrow>
                  <mi>p</mi>
                  <mo stretchy="false">−</mo>
                  <mi>p</mi>
                </mrow>
              </mover>
              <mi mathvariant="italic">Na</mi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i/>
            </mrow>
          </mtd>
        </mtr>
      </mtable>
    </mrow>
    <annotation encoding="StarMath 5.0">Al_2 O_3 +NaOH binom{rightarrow  csup{спл} 2 NaAlO_2 +H_2 O}{rightarrow  csup{p-p} Na[Al(OH)_4]~~}  </annotation>
  </semantics>
</math>
</file>

<file path=Object 13/content.xml><?xml version="1.0" encoding="utf-8"?>
<math xmlns="http://www.w3.org/1998/Math/MathML">
  <semantics>
    <mrow>
      <msub>
        <mi mathvariant="italic">Al</mi>
        <mn>2</mn>
      </msub>
      <mrow>
        <msub>
          <mi>O</mi>
          <mn>3</mn>
        </msub>
        <mo stretchy="false">+</mo>
        <mn>3</mn>
      </mrow>
      <msub>
        <mi mathvariant="italic">SO</mi>
        <mn>3</mn>
      </msub>
      <mo stretchy="false">→</mo>
      <msub>
        <mi mathvariant="italic">Al</mi>
        <mn>2</mn>
      </msub>
      <msub>
        <mrow>
          <mo stretchy="false">(</mo>
          <msub>
            <mi mathvariant="italic">SO</mi>
            <mn>4</mn>
          </msub>
          <mo stretchy="false">)</mo>
        </mrow>
        <mn>3</mn>
      </msub>
    </mrow>
    <annotation encoding="StarMath 5.0">Al_2 O_3 +3 SO_3 rightarrow Al_2 (SO_4)_3 
</annotation>
  </semantics>
</math>
</file>

<file path=Object 14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соль</mi>
      </mrow>
      <mo stretchy="false">→</mo>
    </mrow>
    <annotation encoding="StarMath 5.0">size 9  {binom{амфотерный}{оксид} }+  {соль} rightarrow  </annotation>
  </semantics>
</math>
</file>

<file path=Object 15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</mrow>
      <mo stretchy="false">→</mo>
      <mi mathvariant="italic">соль</mi>
    </mrow>
    <annotation encoding="StarMath 5.0">size 9  {binom{кислотный}{оксид} }+size 9  {binom{амфотерный
}{оксид} } rightarrow  соль</annotation>
  </semantics>
</math>
</file>

<file path=Object 16/content.xml><?xml version="1.0" encoding="utf-8"?>
<math xmlns="http://www.w3.org/1998/Math/MathML">
  <semantics>
    <mrow>
      <mn>3</mn>
      <mrow>
        <msub>
          <mi mathvariant="italic">SO</mi>
          <mn>3</mn>
        </msub>
        <mo stretchy="false">+</mo>
        <msub>
          <mi mathvariant="italic">Al</mi>
          <mn>2</mn>
        </msub>
      </mrow>
      <msub>
        <mi>O</mi>
        <mn>3</mn>
      </msub>
      <mo stretchy="false">→</mo>
      <msub>
        <mi mathvariant="italic">Al</mi>
        <mn>2</mn>
      </msub>
      <msub>
        <mrow>
          <mo stretchy="false">(</mo>
          <msub>
            <mi mathvariant="italic">SO</mi>
            <mn>4</mn>
          </msub>
          <mo stretchy="false">)</mo>
        </mrow>
        <mn>3</mn>
      </msub>
    </mrow>
    <annotation encoding="StarMath 5.0">3 SO_3 + Al_2 O_3 rightarrow Al_2 ( SO_4)_3</annotation>
  </semantics>
</math>
</file>

<file path=Object 17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соль</mi>
      </mrow>
      <mo stretchy="false">→</mo>
    </mrow>
    <annotation encoding="StarMath 5.0">size 9  {binom{кислотный}{оксид} }+  {соль} rightarrow  </annotation>
  </semantics>
</math>
</file>

<file path=Object 18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щелочь</mi>
      </mrow>
      <mo stretchy="false">→</mo>
    </mrow>
    <annotation encoding="StarMath 5.0">size 9  {binom{амфотерный}{оксид} }+  {щелочь} rightarrow  </annotation>
  </semantics>
</math>
</file>

<file path=Object 2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ub>
          <mi>H</mi>
          <mn>2</mn>
        </msub>
      </mrow>
      <mi>O</mi>
      <mo stretchy="false">→</mo>
      <mi mathvariant="italic">кислота</mi>
    </mrow>
    <annotation encoding="StarMath 5.0">size 9  {binom{кислотный}{оксид} }+H_2 O rightarrow  кислота</annotation>
  </semantics>
</math>
</file>

<file path=Object 20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tyle mathsize="9pt">
          <mrow>
            <mtable>
              <mtr>
                <mtd>
                  <mi mathvariant="italic">основный</mi>
                </mtd>
              </mtr>
              <mtr>
                <mtd>
                  <mi mathvariant="italic">оксид</mi>
                </mtd>
              </mtr>
            </mtable>
          </mrow>
        </mstyle>
      </mrow>
      <mstyle mathsize="9pt">
        <mrow>
          <mfenced open="(" close=")">
            <mrow>
              <mi mathvariant="italic">Активный</mi>
              <mi mathvariant="italic">Ме</mi>
            </mrow>
          </mfenced>
        </mrow>
      </mstyle>
      <mo stretchy="false">→</mo>
    </mrow>
    <annotation encoding="StarMath 5.0">size 9  {binom{амфотерный}{оксид} }+ size 9 binom{основный}{оксид} size 9 {left (  Активный Ме  right ) }  rightarrow  </annotation>
  </semantics>
</math>
</file>

<file path=Object 21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</mrow>
      <mo stretchy="false">→</mo>
    </mrow>
    <annotation encoding="StarMath 5.0">size 9  {binom{амфотерный}{оксид} }+ size 9 binom{кислотный}{оксид}   rightarrow  </annotation>
  </semantics>
</math>
</file>

<file path=Object 22/content.xml><?xml version="1.0" encoding="utf-8"?>
<math xmlns="http://www.w3.org/1998/Math/MathML">
  <semantics>
    <mrow>
      <msub>
        <mi mathvariant="italic">Al</mi>
        <mn>2</mn>
      </msub>
      <mrow>
        <msub>
          <mi>O</mi>
          <mn>3</mn>
        </msub>
        <mo stretchy="false">+</mo>
        <mi mathvariant="italic">HCl</mi>
      </mrow>
      <mo stretchy="false">→</mo>
      <mn>2</mn>
      <mrow>
        <msub>
          <mi mathvariant="italic">AlCl</mi>
          <mn>3</mn>
        </msub>
        <mo stretchy="false">+</mo>
        <msub>
          <mi>H</mi>
          <mn>2</mn>
        </msub>
      </mrow>
      <mi>O</mi>
    </mrow>
    <annotation encoding="StarMath 5.0"> Al_2 O_3 + HCl rightarrow 2 AlCl_3 +H_2 O</annotation>
  </semantics>
</math>
</file>

<file path=Object 23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амфотер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кислота</mi>
      </mrow>
      <mo stretchy="false">→</mo>
    </mrow>
    <annotation encoding="StarMath 5.0">size 9  {binom{амфотерный}{оксид} }+  {кислота} rightarrow  </annotation>
  </semantics>
</math>
</file>

<file path=Object 3/content.xml><?xml version="1.0" encoding="utf-8"?>
<math xmlns="http://www.w3.org/1998/Math/MathML">
  <semantics>
    <mtable>
      <mtr>
        <mtd>
          <mrow>
            <msub>
              <mi mathvariant="italic">SiO</mi>
              <mn>2</mn>
            </msub>
            <mi mathvariant="italic">не</mi>
            <mi mathvariant="italic">реагирует</mi>
            <mi>с</mi>
            <mi mathvariant="italic">водой</mi>
          </mrow>
        </mtd>
      </mtr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row>
              <msub>
                <mi mathvariant="italic">CO</mi>
                <mn>2</mn>
              </msub>
              <mo stretchy="false">+</mo>
              <msub>
                <mi>H</mi>
                <mn>2</mn>
              </msub>
            </mrow>
            <mi>O</mi>
            <mstyle mathsize="9pt">
              <mrow>
                <mtable>
                  <mtr>
                    <mtd>
                      <mo stretchy="false">→</mo>
                    </mtd>
                  </mtr>
                </mtable>
              </mrow>
            </mstyle>
            <msub>
              <mi>H</mi>
              <mn>2</mn>
            </msub>
            <msub>
              <mi mathvariant="italic">CO</mi>
              <mn>3</mn>
            </msub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  <mo stretchy="false">→</mo>
            <msub>
              <mi>H</mi>
              <mn>3</mn>
            </msub>
            <msub>
              <mi mathvariant="italic">PO</mi>
              <mn>4</mn>
            </msub>
          </mrow>
        </mtd>
      </mtr>
    </mtable>
    <annotation encoding="StarMath 5.0">SiO_2 не реагирует с водой newline
SO_3 +H_2 O rightarrow H_2 SO_4 NEWLINE
CO_2 +H_2 O size 9 { BINOM rightarrow leftarrow}  H_2 CO_3 NEWLINE
P_2 O_5 + 3 H_2 O rightarrow H_3 PO_4</annotation>
  </semantics>
</math>
</file>

<file path=Object 4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tyle mathsize="9pt">
          <mrow>
            <mtable>
              <mtr>
                <mtd>
                  <mi mathvariant="italic">основный</mi>
                </mtd>
              </mtr>
              <mtr>
                <mtd>
                  <mi mathvariant="italic">оксид</mi>
                </mtd>
              </mtr>
            </mtable>
          </mrow>
        </mstyle>
      </mrow>
      <mo stretchy="false">→</mo>
      <mi mathvariant="italic">соль</mi>
    </mrow>
    <annotation encoding="StarMath 5.0">size 9  {binom{кислотный}{оксид} }+size 9  {binom{основный}{оксид} } rightarrow  соль</annotation>
  </semantics>
</math>
</file>

<file path=Object 5/content.xml><?xml version="1.0" encoding="utf-8"?>
<math xmlns="http://www.w3.org/1998/Math/MathML">
  <semantics>
    <mrow>
      <mrow>
        <msub>
          <mi mathvariant="italic">SO</mi>
          <mn>3</mn>
        </msub>
        <mo stretchy="false">+</mo>
        <msub>
          <mi mathvariant="italic">Na</mi>
          <mn>2</mn>
        </msub>
      </mrow>
      <mi>O</mi>
      <mo stretchy="false">→</mo>
      <msub>
        <mi mathvariant="italic">Na</mi>
        <mn>2</mn>
      </msub>
      <msub>
        <mi mathvariant="italic">SO</mi>
        <mn>4</mn>
      </msub>
    </mrow>
    <annotation encoding="StarMath 5.0">SO_3 +Na_2 O rightarrow Na_2 SO_4</annotation>
  </semantics>
</math>
</file>

<file path=Object 6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щелочь</mi>
      </mrow>
      <mo stretchy="false">→</mo>
    </mrow>
    <annotation encoding="StarMath 5.0">size 9  {binom{кислотный}{оксид} }+  {щелочь} rightarrow  </annotation>
  </semantics>
</math>
</file>

<file path=Object 7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i mathvariant="italic">NaOH</mi>
            <mo stretchy="false">→</mo>
            <mn>2</mn>
            <msub>
              <mi mathvariant="italic">Na</mi>
              <mn>3</mn>
            </msub>
            <mrow>
              <msub>
                <mi mathvariant="italic">PO</mi>
                <mn>4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sup>
              <mi mathvariant="italic">OH</mi>
              <mrow>
                <mo stretchy="false">−</mo>
                <mi/>
              </mrow>
            </msup>
            <mo stretchy="false">→</mo>
            <mn>2</mn>
            <mrow>
              <msubsup>
                <mi mathvariant="italic">PO</mi>
                <mn>4</mn>
                <mrow>
                  <mn>3</mn>
                  <mo stretchy="false">−</mo>
                  <mi/>
                </mrow>
              </msub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P_2 O_5 +6 NaOH rightarrow  2 Na_3 PO_4 +3 H_2 O NEWLINE
P_2 O_5 +6 OH^-` rightarrow  2  PO_4 ^{3-`} +3 H_2 O </annotation>
  </semantics>
</math>
</file>

<file path=Object 8/content.xml><?xml version="1.0" encoding="utf-8"?>
<math xmlns="http://www.w3.org/1998/Math/MathML">
  <semantics>
    <mrow>
      <msub>
        <mi mathvariant="italic">Si0</mi>
        <mn>2</mn>
      </msub>
      <mi>и</mi>
      <msub>
        <mi>P</mi>
        <mn>2</mn>
      </msub>
      <msub>
        <mi>O</mi>
        <mn>5</mn>
      </msub>
    </mrow>
    <annotation encoding="StarMath 5.0">Si0_2 и P_2 O_5</annotation>
  </semantics>
</math>
</file>

<file path=Object 9/content.xml><?xml version="1.0" encoding="utf-8"?>
<math xmlns="http://www.w3.org/1998/Math/MathML">
  <semantics>
    <mrow>
      <msub>
        <mi mathvariant="italic">C0</mi>
        <mn>2</mn>
      </msub>
      <mi>и</mi>
      <msub>
        <mi mathvariant="italic">SO</mi>
        <mn>3</mn>
      </msub>
    </mrow>
    <annotation encoding="StarMath 5.0">C0_2 и SO_3</annotation>
  </semantics>
</math>
</file>